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7593932D6DF070ED.png" manifest:media-type="image/png"/>
  <manifest:file-entry manifest:full-path="Pictures/10000000000007800000043804EE02234C4E3D4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and_20_Content-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2.572cm"/>
      <style:paragraph-properties style:writing-mode="lr-tb"/>
    </style:style>
    <style:style style:name="pr8" style:family="presentation" style:parent-style-name="Title_20_and_20_Content-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loext:graphic-properties draw:fill-color="#ffffff"/>
    </style:style>
    <style:style style:name="P1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text-transform="uppercase" fo:color="#ffffff" loext:opacity="100%" style:text-line-through-style="none" style:text-line-through-type="none" style:text-position="0% 100%" style:font-name="Calibri Ligh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1" fo:font-size="10pt" fo:letter-spacing="normal" fo:language="en" fo:country="US"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6" style:family="text">
      <style:text-properties fo:font-variant="normal" fo:text-transform="none" style:use-window-font-color="true" loext:opacity="0%"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ivate Troubles, Public Issues"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Private Troubles, Public Issues</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A sociological imagination helps one to see the social dimensions of problems in the global system</text:span></text:p>
              </text:list-item>
            </text:list>
            <text:list text:style-name="L3">
              <text:list-item>
                <text:list>
                  <text:list-item>
                    <text:p text:style-name="P3"><text:span text:style-name="T3">We may use our sociological imagination to better understand the global problems and solutions</text:span></text:p>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Ask students to define the sociological imagination.</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What is sociology?" draw:style-name="dp1" draw:master-page-name="Title_20_and_20_Content" presentation:presentation-page-layout-name="AL1T11">
        <draw:frame draw:name="Title 3" presentation:style-name="pr1" draw:text-style-name="P2" draw:layer="layout" svg:width="28.142cm" svg:height="4.044cm" svg:x="1.905cm" svg:y="1.693cm" presentation:class="title" presentation:user-transformed="true">
          <draw:text-box>
            <text:p text:style-name="P1"><text:span text:style-name="T1">What is sociology?</text:span></text:p>
          </draw:text-box>
        </draw:frame>
        <draw:frame draw:name="Content Placeholder 4" presentation:style-name="pr6" draw:text-style-name="P4" draw:layer="layout" svg:width="28.142cm" svg:height="11.514cm" svg:x="1.905cm" svg:y="4.572cm" presentation:class="outline" presentation:user-transformed="true">
          <draw:text-box>
            <text:list text:style-name="L2">
              <text:list-item>
                <text:p text:style-name="P3"><text:span text:style-name="T8">Sociology is the study of human social relationships and institutions. Sociology’s subject matter is diverse, ranging from crime to religion, from the family to the state, from the divisions of race and social class to the shared beliefs of a common culture, and from social stability to radical change in whole societies. Unifying the study of these diverse subjects of study is sociology’s purpose of understanding how human action and consciousness both shape and are shaped by surrounding cultural and social structures. (UNC website)</text:span></text:p>
              </text:list-item>
              <text:list-item>
                <text:p text:style-name="P3"><text:span text:style-name="T8">Sociology applies the methods of science to explain social behavior. The interactions of individuals in families, groups, or organizations, and the institutions, social class, or shared beliefs of a common culture are all subjects for sociological research. (Wisconsin-Madison)</text:span></text:p>
              </text:list-item>
            </text:list>
          </draw:text-box>
        </draw:frame>
        <presentation:notes draw:style-name="dp3">
          <draw:page-thumbnail draw:style-name="gr1" draw:layer="layout" svg:width="18.624cm" svg:height="10.476cm" svg:x="1.482cm" svg:y="2.123cm" draw:page-number="2" presentation:class="page"/>
          <draw:frame presentation:style-name="pr7" draw:text-style-name="P11" draw:layer="layout" svg:width="17.271cm" svg:height="12.572cm" svg:x="2.159cm" svg:y="13.271cm" presentation:class="notes" presentation:placeholder="true">
            <draw:text-box/>
          </draw:frame>
        </presentation:notes>
      </draw:page>
      <draw:page draw:name="Private Troubles, Public Issues (2)"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Private Troubles, Public Issues</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To begin studying social problems, we first need to distinguish personal troubles from public issues</text:span></text:p>
              </text:list-item>
              <text:list-item>
                <text:p text:style-name="P3"><text:span text:style-name="T2">What is an example of a personal problem you experience that is part of a broader public issue?</text:span></text:p>
              </text:list-item>
            </text:list>
            <text:list text:style-name="L3">
              <text:list-item>
                <text:list>
                  <text:list-item>
                    <text:p text:style-name="P3"><text:span text:style-name="T3">Student loan debt? </text:span></text:p>
                  </text:list-item>
                  <text:list-item>
                    <text:p text:style-name="P3"><text:span text:style-name="T3">Access to healthcare?</text:span></text:p>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Encourage students to share their own personal problems that are part of a broader public issue.</text:span></text:p>
            </draw:text-box>
          </draw:frame>
          <draw:frame draw:name="Header Placeholder 4"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Vulnerability to Global Problems"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Vulnerability to Global Problems</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Global vulnerability</text:span></text:p>
              </text:list-item>
            </text:list>
            <text:list text:style-name="L3">
              <text:list-item>
                <text:list>
                  <text:list-item>
                    <text:p text:style-name="P3"><text:span text:style-name="T3">Many challenges confront the modern world</text:span></text:p>
                  </text:list-item>
                </text:list>
              </text:list-item>
            </text:list>
            <text:list text:style-name="L7">
              <text:list-item>
                <text:list>
                  <text:list-item>
                    <text:list>
                      <text:list-item>
                        <text:p text:style-name="P3"><text:span text:style-name="T9">We face uncertainty in regards to disease, conflict, and more</text:span></text:p>
                      </text:list-item>
                      <text:list-item>
                        <text:p text:style-name="P3"><text:span text:style-name="T9">We must consider how many of these challenges are of our own doing</text:span></text:p>
                      </text:list-item>
                    </text:list>
                  </text:list-item>
                  <text:list-item>
                    <text:p text:style-name="P3"><text:span text:style-name="T3">Manufactured risks and systematic risks</text:span></text:p>
                    <text:list>
                      <text:list-item>
                        <text:p text:style-name="P3"><text:span text:style-name="T9">What is an example of a manufactured risk in U.S. society?</text:span></text:p>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8" draw:text-style-name="P12" draw:layer="layout" svg:width="15.239cm" svg:height="10cm" svg:x="1.905cm" svg:y="12.224cm" presentation:class="notes" presentation:placeholder="true" presentation:user-transformed="true">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Vulnerability to Global Problems (2)"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Vulnerability to Global Problems</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Individual vulnerability </text:span></text:p>
              </text:list-item>
            </text:list>
            <text:list text:style-name="L3">
              <text:list-item>
                <text:list>
                  <text:list-item>
                    <text:p text:style-name="P3"><text:span text:style-name="T3">Not everyone is equally vulnerable to global risks</text:span></text:p>
                  </text:list-item>
                </text:list>
              </text:list-item>
            </text:list>
            <text:list text:style-name="L7">
              <text:list-item>
                <text:list>
                  <text:list-item>
                    <text:list>
                      <text:list-item>
                        <text:p text:style-name="P3"><text:span text:style-name="T9">Much depends on one’s life chances</text:span><text:span text:style-name="T9"><text:tab/></text:span></text:p>
                      </text:list-item>
                      <text:list-item>
                        <text:p text:style-name="P3"><text:span text:style-name="T9">Life chances depend heavily on your social location</text:span></text:p>
                      </text:list-item>
                    </text:list>
                  </text:list-item>
                  <text:list-item>
                    <text:p text:style-name="P3"><text:span text:style-name="T3">Individuals from developing and developed countries have very different life chances</text:span></text:p>
                    <text:list>
                      <text:list-item>
                        <text:p text:style-name="P3"><text:span text:style-name="T9">Developed societies are generally wealthier</text:span></text:p>
                      </text:list-item>
                      <text:list-item>
                        <text:p text:style-name="P3"><text:span text:style-name="T9">Poorer societies are generally still developing</text:span></text:p>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Ask students to define the concept of life chances.</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Vulnerability to Global Problems (3)"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Vulnerability to Global Problems</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Individual vulnerability: developed and developing </text:span></text:p>
              </text:list-item>
            </text:list>
            <text:list text:style-name="L3">
              <text:list-item>
                <text:list>
                  <text:list-item>
                    <text:p text:style-name="P3"><text:span text:style-name="T3">The </text:span><text:span text:style-name="T10">income</text:span><text:span text:style-name="T3"> and </text:span><text:span text:style-name="T10">wealth</text:span><text:span text:style-name="T3"> of a country is related to life chances</text:span></text:p>
                  </text:list-item>
                </text:list>
              </text:list-item>
            </text:list>
            <text:list text:style-name="L7">
              <text:list-item>
                <text:list>
                  <text:list-item>
                    <text:list>
                      <text:list-item>
                        <text:p text:style-name="P3"><text:span text:style-name="T9">Income and wealth are not interchangeable </text:span></text:p>
                      </text:list-item>
                      <text:list-item>
                        <text:p text:style-name="P3"><text:span text:style-name="T9">Some countries do better at providing life chances than countries that have higher income</text:span></text:p>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Define the difference between income and wealth.</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Conflict Theory"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Conflict Theory</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11">There are several perspectives from which sociologists view the social world</text:span></text:p>
              </text:list-item>
            </text:list>
            <text:list text:style-name="L8">
              <text:list-item>
                <text:list>
                  <text:list-item>
                    <text:list>
                      <text:list-item>
                        <text:p text:style-name="P3"><text:span text:style-name="T11">Conflict theory, structural functionalism, and symbolic interactionism</text:span></text:p>
                      </text:list-item>
                    </text:list>
                  </text:list-item>
                </text:list>
              </text:list-item>
              <text:list-item>
                <text:p text:style-name="P3"><text:span text:style-name="T11">Based on the work of Marx and Weber, </text:span><text:span text:style-name="T12">conflict theorists </text:span><text:span text:style-name="T11">center their analyses on competition for and differences in power</text:span></text:p>
              </text:list-item>
            </text:list>
            <text:list text:style-name="L7">
              <text:list-item>
                <text:list>
                  <text:list-item>
                    <text:p text:style-name="P3"><text:span text:style-name="T11">The </text:span><text:span text:style-name="T12">bourgeoisie</text:span><text:span text:style-name="T11"> (owners) and the </text:span><text:span text:style-name="T12">proletariat (workers)</text:span></text:p>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9" draw:text-style-name="P12" draw:layer="layout" svg:width="15.239cm" svg:height="10cm" svg:x="1.905cm" svg:y="12.224cm" presentation:class="notes" presentation:placeholder="true" presentation:user-transformed="true">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Conflict Theory (2)"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Conflict Theory</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11">Conflict theory and the forces of production</text:span></text:p>
              </text:list-item>
            </text:list>
            <text:list text:style-name="L3">
              <text:list-item>
                <text:list>
                  <text:list-item>
                    <text:p text:style-name="P3"><text:span text:style-name="T11">The bourgeoisie control all institutions in society</text:span></text:p>
                  </text:list-item>
                </text:list>
              </text:list-item>
            </text:list>
            <text:list text:style-name="L7">
              <text:list-item>
                <text:list>
                  <text:list-item>
                    <text:list>
                      <text:list-item>
                        <text:p text:style-name="P3"><text:span text:style-name="T11">They use this control to oppress, exploit, and alienate proletariats </text:span></text:p>
                      </text:list-item>
                    </text:list>
                  </text:list-item>
                  <text:list-item>
                    <text:p text:style-name="P3"><text:span text:style-name="T11">For example, Marx (and others) argued that the bourgeoisie may use religion to control the proletariat</text:span></text:p>
                    <text:list>
                      <text:list-item>
                        <text:p text:style-name="P3"><text:span text:style-name="T11">“</text:span><text:span text:style-name="T11">t</text:span><text:span text:style-name="T12">he opiate of the masses</text:span><text:span text:style-name="T11">”</text:span></text:p>
                      </text:list-item>
                      <text:list-item>
                        <text:p text:style-name="P3"><text:span text:style-name="T11">What does Marx mean by this?</text:span></text:p>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s: Ask students if they agree or disagree with Marx’s assertion that religion is the opiate of the masses.</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Conflict Theory (3)"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Conflict Theory</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11">Conflict theory and the forces of production: who benefits?</text:span></text:p>
              </text:list-item>
            </text:list>
            <text:list text:style-name="L3">
              <text:list-item>
                <text:list>
                  <text:list-item>
                    <text:p text:style-name="P3"><text:span text:style-name="T11">Laws and policies are written to benefit the elite classes</text:span></text:p>
                  </text:list-item>
                  <text:list-item>
                    <text:p text:style-name="P3"><text:span text:style-name="T11">The irony of capitalism is that </text:span><text:span text:style-name="T12">industrialization</text:span><text:span text:style-name="T11"> released so much productive power that everyone could have a good life</text:span></text:p>
                  </text:list-item>
                </text:list>
              </text:list-item>
            </text:list>
            <text:list text:style-name="L7">
              <text:list-item>
                <text:list>
                  <text:list-item>
                    <text:list>
                      <text:list-item>
                        <text:p text:style-name="P3"><text:span text:style-name="T11">Instead, many all over the world remain in poverty</text:span></text:p>
                      </text:list-item>
                    </text:list>
                  </text:list-item>
                </text:list>
              </text:list-item>
            </text:list>
            <text:list text:style-name="L9">
              <text:list-item>
                <text:list>
                  <text:list-item>
                    <text:list>
                      <text:list-item>
                        <text:list>
                          <text:list-item>
                            <text:p text:style-name="P3"><text:span text:style-name="T11">What can be done, if anything, to alleviate this?</text:span></text:p>
                          </text:list-item>
                        </text:list>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9" presentation:class="page"/>
          <draw:frame draw:name="Notes Placeholder 2" presentation:style-name="pr10" draw:text-style-name="P12" draw:layer="layout" svg:width="15.239cm" svg:height="10cm" svg:x="1.905cm" svg:y="12.224cm" presentation:class="notes" presentation:placeholder="true" presentation:user-transformed="true">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Structural Functionalism"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Structural Functionalism</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11">Drawing from Spencer, Durkheim, Parsons, and Merton, </text:span></text:p>
              </text:list-item>
              <text:list-item>
                <text:p text:style-name="P3"><text:span text:style-name="T11">Structural functionalism: problems of order within and among systems</text:span></text:p>
              </text:list-item>
            </text:list>
            <text:list text:style-name="L3">
              <text:list-item>
                <text:list>
                  <text:list-item>
                    <text:p text:style-name="P3"><text:span text:style-name="T12">Structural functionalists</text:span><text:span text:style-name="T11"> view societies as living organisms</text:span></text:p>
                  </text:list-item>
                </text:list>
              </text:list-item>
            </text:list>
            <text:list text:style-name="L7">
              <text:list-item>
                <text:list>
                  <text:list-item>
                    <text:list>
                      <text:list-item>
                        <text:p text:style-name="P3"><text:span text:style-name="T11">Viewing society as an organism focuses attention on structurally different systems (economic, political, family, education, religion, etc.)</text:span></text:p>
                      </text:list-item>
                    </text:list>
                  </text:list-item>
                </text:list>
              </text:list-item>
            </text:list>
            <text:list text:style-name="L9">
              <text:list-item>
                <text:list>
                  <text:list-item>
                    <text:list>
                      <text:list-item>
                        <text:list>
                          <text:list-item>
                            <text:p text:style-name="P3"><text:span text:style-name="T11">Each system has a different function but is related to and depends upon others</text:span></text:p>
                          </text:list-item>
                        </text:list>
                      </text:list-item>
                    </text:list>
                  </text:list-item>
                </text:list>
              </text:list-item>
            </text:list>
            <text:list text:style-name="L10">
              <text:list-item>
                <text:list>
                  <text:list-item>
                    <text:list>
                      <text:list-item>
                        <text:list>
                          <text:list-item>
                            <text:list>
                              <text:list-item>
                                <text:p text:style-name="P3"><text:span text:style-name="T12">Manifest</text:span><text:span text:style-name="T11"> and </text:span><text:span text:style-name="T12">latent functions</text:span></text:p>
                              </text:list-item>
                            </text:list>
                          </text:list-item>
                        </text:list>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10"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Ask students to define manifest and latent functions, as well as provide examples of each.</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Structural Functionalism (2)"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Structural Functionalism</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11">Structural functionalism: the importance of solidarity</text:span></text:p>
              </text:list-item>
            </text:list>
            <text:list text:style-name="L3">
              <text:list-item>
                <text:list>
                  <text:list-item>
                    <text:p text:style-name="P3"><text:span text:style-name="T11">The importance of </text:span><text:span text:style-name="T12">solidarity</text:span><text:span text:style-name="T11"> grew out of the work of </text:span><text:span text:style-name="T12">Durkheim</text:span></text:p>
                  </text:list-item>
                </text:list>
              </text:list-item>
            </text:list>
            <text:list text:style-name="L7">
              <text:list-item>
                <text:list>
                  <text:list-item>
                    <text:list>
                      <text:list-item>
                        <text:p text:style-name="P3"><text:span text:style-name="T11">People need to feel connected to the social community</text:span></text:p>
                      </text:list-item>
                    </text:list>
                  </text:list-item>
                </text:list>
              </text:list-item>
            </text:list>
            <text:list text:style-name="L9">
              <text:list-item>
                <text:list>
                  <text:list-item>
                    <text:list>
                      <text:list-item>
                        <text:list>
                          <text:list-item>
                            <text:p text:style-name="P3"><text:span text:style-name="T11">There needs to be a moral code to connect individuals to the larger social order—collective values</text:span></text:p>
                          </text:list-item>
                          <text:list-item>
                            <text:p text:style-name="P3"><text:span text:style-name="T12">Mechanical</text:span><text:span text:style-name="T11"> and </text:span><text:span text:style-name="T12">organic solidarity</text:span></text:p>
                          </text:list-item>
                        </text:list>
                      </text:list-item>
                    </text:list>
                  </text:list-item>
                </text:list>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11"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Ask students to define mechanical and organic solidarity.</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Symbolic Interactionism"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Symbolic Interactionism</text:span></text:p>
          </draw:text-box>
        </draw:frame>
        <draw:frame draw:name="Content Placeholder 2" presentation:style-name="pr6" draw:text-style-name="P4" draw:layer="layout" svg:width="28.142cm" svg:height="10.135cm" svg:x="1.905cm" svg:y="5.95cm" presentation:class="outline" presentation:user-transformed="true">
          <draw:text-box>
            <text:list text:style-name="L2">
              <text:list-item>
                <text:p text:style-name="P3"><text:span text:style-name="T2">Based off the work of G.H. Mead, W.I. Thomas, Robert Park, and Herbert Blumer.</text:span></text:p>
              </text:list-item>
              <text:list-item>
                <text:p text:style-name="P3"><text:span text:style-name="T2">Who we are, our place in society, even reality, are negotiated through communication. <text:s/></text:span></text:p>
              </text:list-item>
              <text:list-item>
                <text:p text:style-name="P3"><text:span text:style-name="T2">There are three basic assumptions made by symbolic interactionists:</text:span></text:p>
              </text:list-item>
              <text:list-item>
                <text:p text:style-name="P3"><text:span text:style-name="T13">1. Human beings act toward things on the basis of the meaning that the things have for them.</text:span></text:p>
              </text:list-item>
              <text:list-item>
                <text:p text:style-name="P3"><text:span text:style-name="T13">2. The meaning of things are created though interaction with other people.</text:span><text:span text:style-name="T2"> Meanings do not reside within people or objects, nor are they developed by a single person. </text:span></text:p>
              </text:list-item>
              <text:list-item>
                <text:p text:style-name="P3"><text:span text:style-name="T13">3. Meanings are modified through interpretations people make in their dealings with other people and situations.</text:span></text:p>
              </text:list-item>
            </text:list>
          </draw:text-box>
        </draw:frame>
        <draw:frame draw:name="Slide Number Placeholder 9" presentation:style-name="pr3" draw:text-style-name="P6" draw:layer="layout" svg:width="1.53cm" svg:height="1.049cm" svg:x="28.517cm" svg:y="16.307cm" presentation:class="page-number" presentation:user-transformed="true">
          <draw:text-box>
            <text:p text:style-name="P5"><text:span text:style-name="T4"><text:page-number>&lt;number&gt;</text:page-number></text:span></text:p>
          </draw:text-box>
        </draw:frame>
        <draw:frame draw:name="Footer Placeholder 9" presentation:style-name="pr3" draw:text-style-name="P6" draw:layer="layout" svg:width="14.392cm" svg:height="1.013cm" svg:x="9.737cm" svg:y="17.657cm" presentation:class="footer" presentation:user-transformed="true">
          <draw:text-box>
            <text:p text:style-name="P7"><text:span text:style-name="T4">JoAnn Chirico, </text:span><text:span text:style-name="T5">Global Problems, Global Solutions, 1e</text:span></text:p>
            <text:p text:style-name="P7"><text:span text:style-name="T4">SAGE Publishing, 2019</text:span></text:p>
          </draw:text-box>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4" draw:text-style-name="P9" draw:layer="layout" svg:width="15.239cm" svg:height="10cm" svg:x="1.905cm" svg:y="12.224cm" presentation:class="notes" presentation:user-transformed="true">
            <draw:text-box>
              <text:p text:style-name="P8"><text:span text:style-name="T6">Instructor Note: Ask students to define verstehen.</text:span></text:p>
            </draw:text-box>
          </draw:frame>
          <draw:frame draw:name="Header Placeholder 3" presentation:style-name="pr5" draw:text-style-name="P10" draw:layer="layout" svg:width="8.254cm" svg:height="1.273cm" svg:x="0cm" svg:y="0cm" presentation:class="header" presentation:user-transformed="true">
            <draw:text-box>
              <text:p text:style-name="P7"><text:span text:style-name="T7">Chirico, Global Problems, Global Solutions, 1e</text:span></text:p>
            </draw:text-box>
          </draw:frame>
        </presentation:notes>
      </draw:page>
      <draw:page draw:name="Sociological perspectives: symbolic interactionism" draw:style-name="dp1" draw:master-page-name="Title_20_and_20_Content" presentation:presentation-page-layout-name="AL1T11">
        <draw:frame draw:name="Title 1" presentation:style-name="pr1" draw:text-style-name="P2" draw:layer="layout" svg:width="28.142cm" svg:height="4.044cm" svg:x="1.905cm" svg:y="1.693cm" presentation:class="title" presentation:user-transformed="true">
          <draw:text-box>
            <text:p text:style-name="P1"><text:span text:style-name="T1">Sociological perspectives: symbolic interactionism</text:span></text:p>
          </draw:text-box>
        </draw:frame>
        <draw:frame draw:name="Content Placeholder 2" presentation:style-name="pr2" draw:text-style-name="P4" draw:layer="layout" svg:width="28.142cm" svg:height="10.135cm" svg:x="1.905cm" svg:y="5.95cm" presentation:class="outline" presentation:user-transformed="true">
          <draw:text-box>
            <text:list text:style-name="L2">
              <text:list-item>
                <text:p text:style-name="P3"><text:span text:style-name="T2">DIFFERENTIAL ASSOCIATION THEORY</text:span></text:p>
              </text:list-item>
              <text:list-item>
                <text:p text:style-name="P3"><text:span text:style-name="T2">(1) Deviance is learned (2) through communication with others during interaction. <text:s/>(3) The principal part of socialization occurs in intimate groups. <text:s/>(4) In these groups, people learn techniques, motivations, rationalizations, and attitudes. <text:s/>(5) They also learn favorable or unfavorable attitudes toward the legal code. <text:s/>(6) If, in these groups there is a strong attitude, it will be accepted. <text:s/>(7) Socialization varies with frequency, intensity, priority, and duration. <text:s/>(8) The mechanisms in learning deviance are the same as learning any other behavior. <text:s/>(9) Expression of needs and values determines whether a person becomes deviant.</text:span></text:p>
              </text:list-item>
            </text:list>
          </draw:text-box>
        </draw:frame>
        <presentation:notes draw:style-name="dp3">
          <draw:page-thumbnail draw:style-name="gr1" draw:layer="layout" svg:width="18.624cm" svg:height="10.476cm" svg:x="1.482cm" svg:y="2.123cm" draw:page-number="13" presentation:class="page"/>
          <draw:frame presentation:style-name="pr7"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font-size="36pt"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font-size="18pt"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text-transform="uppercase" fo:color="#ffffff" loext:opacity="100%" style:text-line-through-style="none" style:text-line-through-type="none" style:text-position="0% 100%" style:font-name="Calibri Ligh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1">Click to edit Master title style</text:span></text:p>
        </draw:text-box>
      </draw:frame>
      <draw:frame draw:name="Content Placeholder 2" presentation:style-name="Mpr2" draw:text-style-name="MP9" draw:layer="backgroundobjects" svg:width="28.142cm" svg:height="10.135cm" svg:x="1.905cm" svg:y="5.95cm" presentation:class="outline" presentation:user-transformed="true">
        <draw:text-box>
          <text:list text:style-name="ML3">
            <text:list-item>
              <text:p text:style-name="MP8"><text:span text:style-name="MT2">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8"><text:span text:style-name="MT4">Third level</text:span></text:p>
                    </text:list-item>
                  </text:list>
                </text:list-item>
              </text:list>
            </text:list-item>
          </text:list>
          <text:list text:style-name="ML6">
            <text:list-item>
              <text:list>
                <text:list-item>
                  <text:list>
                    <text:list-item>
                      <text:list>
                        <text:list-item>
                          <text:p text:style-name="MP8"><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11" draw:layer="backgroundobjects" svg:width="4.444cm" svg:height="1.049cm" svg:x="23.86cm" svg:y="16.307cm" presentation:class="date-time" presentation:user-transformed="true">
        <draw:text-box>
          <text:p text:style-name="MP10"><text:span text:style-name="MT6"><text:date style:data-style-name="D4" text:date-value="2022-01-20">01/20/2022</text:date></text:span></text:p>
        </draw:text-box>
      </draw:frame>
      <draw:frame draw:name="Footer Placeholder 4" presentation:style-name="Mpr3" draw:text-style-name="MP11" draw:layer="backgroundobjects" svg:width="21.742cm" svg:height="1.049cm" svg:x="1.905cm" svg:y="16.307cm" presentation:class="footer" presentation:user-transformed="true">
        <draw:text-box>
          <text:p/>
        </draw:text-box>
      </draw:frame>
      <draw:frame draw:name="Slide Number Placeholder 5" presentation:style-name="Mpr3" draw:text-style-name="MP11" draw:layer="backgroundobjects" svg:width="1.53cm" svg:height="1.049cm" svg:x="28.517cm" svg:y="16.307cm" presentation:class="page-number" presentation:user-transformed="true">
        <draw:text-box>
          <text:p text:style-name="MP10"><text:span text:style-name="MT6"><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editing-cycles>1</meta:editing-cycles>
    <meta:creation-date>2021-02-02T03:38:22</meta:creation-date>
    <dc:date>2021-02-02T06:34:21</dc:date>
    <meta:editing-duration>P0D</meta:editing-duration>
    <meta:generator>LibreOffice/7.2.3.2$Linux_X86_64 LibreOffice_project/20$Build-2</meta:generator>
    <meta:document-statistic meta:object-count="107"/>
    <meta:user-defined meta:name="AppVersion">16.0000</meta:user-defined>
    <meta:user-defined meta:name="ContentTypeId">0x01010079F111ED35F8CC479449609E8A0923A6</meta:user-defined>
    <meta:user-defined meta:name="Notes" meta:value-type="float">11</meta:user-defined>
    <meta:user-defined meta:name="PresentationFormat">Widescreen</meta:user-defined>
    <meta:user-defined meta:name="Slides" meta:value-type="float">13</meta:user-defined>
    <meta:template xlink:type="simple" xlink:actuate="onRequest" xlink:title="Celestial design" xlink:href=""/>
  </office:meta>
</office:document-meta>
</file>